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Arial" officeooo:rsid="000dc914" officeooo:paragraph-rsid="000dc914"/>
    </style:style>
    <style:style style:name="P2" style:family="paragraph" style:parent-style-name="Preformatted_20_Text">
      <style:paragraph-properties fo:text-align="justify" style:justify-single-word="false"/>
      <style:text-properties style:font-name="Arial" officeooo:rsid="000dc914" officeooo:paragraph-rsid="000dc914"/>
    </style:style>
    <style:style style:name="P3" style:family="paragraph" style:parent-style-name="Preformatted_20_Text">
      <style:paragraph-properties fo:text-align="start" style:justify-single-word="false"/>
      <style:text-properties style:font-name="Arial" fo:font-style="italic" fo:font-weight="bold" officeooo:rsid="000dc914" officeooo:paragraph-rsid="000dc914" style:font-style-asian="italic" style:font-weight-asian="bold" style:font-style-complex="italic" style:font-weight-complex="bold"/>
    </style:style>
    <style:style style:name="P4" style:family="paragraph" style:parent-style-name="Preformatted_20_Text">
      <style:paragraph-properties fo:text-align="start" style:justify-single-word="false"/>
      <style:text-properties style:font-name="Arial" fo:font-style="italic" fo:font-weight="bold" officeooo:rsid="000ecbcd" officeooo:paragraph-rsid="000ecbcd" style:font-style-asian="italic" style:font-weight-asian="bold" style:font-style-complex="italic" style:font-weight-complex="bold"/>
    </style:style>
    <style:style style:name="P5" style:family="paragraph" style:parent-style-name="Preformatted_20_Text">
      <style:paragraph-properties fo:text-align="start" style:justify-single-word="false"/>
      <style:text-properties style:font-name="Arial" officeooo:rsid="000ecbcd" officeooo:paragraph-rsid="000ecbcd"/>
    </style:style>
    <style:style style:name="P6" style:family="paragraph" style:parent-style-name="Preformatted_20_Text">
      <style:paragraph-properties fo:text-align="justify" style:justify-single-word="false"/>
      <style:text-properties style:font-name="Arial" officeooo:rsid="000ecbcd" officeooo:paragraph-rsid="000ecbcd"/>
    </style:style>
    <style:style style:name="P7" style:family="paragraph" style:parent-style-name="Preformatted_20_Text">
      <style:paragraph-properties fo:text-align="start" style:justify-single-word="false"/>
      <style:text-properties style:font-name="Arial" fo:font-weight="bold" officeooo:rsid="000ecbcd" officeooo:paragraph-rsid="000ecbcd" style:font-weight-asian="bold" style:font-weight-complex="bold"/>
    </style:style>
    <style:style style:name="P8" style:family="paragraph" style:parent-style-name="Preformatted_20_Text">
      <style:paragraph-properties fo:text-align="start" style:justify-single-word="false"/>
      <style:text-properties style:font-name="Arial" fo:font-weight="bold" officeooo:rsid="001074bf" officeooo:paragraph-rsid="001074bf" style:font-weight-asian="bold" style:font-weight-complex="bold"/>
    </style:style>
    <style:style style:name="P9" style:family="paragraph" style:parent-style-name="Preformatted_20_Text">
      <style:paragraph-properties fo:text-align="start" style:justify-single-word="false"/>
      <style:text-properties style:font-name="Arial" officeooo:rsid="001074bf" officeooo:paragraph-rsid="001074bf"/>
    </style:style>
    <style:style style:name="P10" style:family="paragraph" style:parent-style-name="Preformatted_20_Text">
      <style:paragraph-properties fo:text-align="justify" style:justify-single-word="false"/>
      <style:text-properties style:font-name="Arial" officeooo:rsid="001074bf" officeooo:paragraph-rsid="001074bf"/>
    </style:style>
    <style:style style:name="P11" style:family="paragraph" style:parent-style-name="Preformatted_20_Text">
      <style:paragraph-properties fo:text-align="start" style:justify-single-word="false"/>
      <style:text-properties style:font-name="Arial" fo:font-weight="normal" officeooo:rsid="001074bf" officeooo:paragraph-rsid="001074bf" style:font-weight-asian="normal" style:font-weight-complex="normal"/>
    </style:style>
    <style:style style:name="P12" style:family="paragraph" style:parent-style-name="Preformatted_20_Text">
      <style:paragraph-properties fo:text-align="justify" style:justify-single-word="false"/>
      <style:text-properties style:font-name="Arial" fo:font-weight="normal" officeooo:rsid="001074bf" officeooo:paragraph-rsid="0011e56e" style:font-weight-asian="normal" style:font-weight-complex="normal"/>
    </style:style>
    <style:style style:name="P13" style:family="paragraph" style:parent-style-name="Preformatted_20_Text">
      <style:paragraph-properties fo:text-align="justify" style:justify-single-word="false"/>
      <style:text-properties style:font-name="Arial" fo:font-weight="normal" officeooo:rsid="001074bf" officeooo:paragraph-rsid="001074bf" style:font-weight-asian="normal" style:font-weight-complex="normal"/>
    </style:style>
    <style:style style:name="P14" style:family="paragraph" style:parent-style-name="Preformatted_20_Text">
      <style:paragraph-properties fo:text-align="justify" style:justify-single-word="false"/>
      <style:text-properties style:font-name="Arial" fo:font-weight="normal" officeooo:rsid="001074bf" officeooo:paragraph-rsid="00132211" style:font-weight-asian="normal" style:font-weight-complex="normal"/>
    </style:style>
    <style:style style:name="P15" style:family="paragraph" style:parent-style-name="Preformatted_20_Text">
      <style:paragraph-properties fo:text-align="justify" style:justify-single-word="false"/>
      <style:text-properties style:font-name="Arial" fo:font-weight="normal" officeooo:rsid="0011e56e" officeooo:paragraph-rsid="0011e56e" style:font-weight-asian="normal" style:font-weight-complex="normal"/>
    </style:style>
    <style:style style:name="P16" style:family="paragraph" style:parent-style-name="Preformatted_20_Text">
      <style:paragraph-properties fo:text-align="justify" style:justify-single-word="false"/>
      <style:text-properties style:font-name="Arial" fo:font-weight="normal" officeooo:rsid="00132211" officeooo:paragraph-rsid="00132211" style:font-weight-asian="normal" style:font-weight-complex="normal"/>
    </style:style>
    <style:style style:name="P17" style:family="paragraph" style:parent-style-name="Preformatted_20_Text">
      <style:paragraph-properties fo:text-align="start" style:justify-single-word="false"/>
      <style:text-properties style:font-name="Courier 10 Pitch" officeooo:rsid="000dc914" officeooo:paragraph-rsid="000dc914"/>
    </style:style>
    <style:style style:name="P18" style:family="paragraph" style:parent-style-name="Preformatted_20_Text">
      <style:paragraph-properties fo:text-align="justify" style:justify-single-word="false"/>
      <style:text-properties style:font-name="Courier 10 Pitch" officeooo:rsid="000dc914" officeooo:paragraph-rsid="000dc914"/>
    </style:style>
    <style:style style:name="P19" style:family="paragraph" style:parent-style-name="Preformatted_20_Text">
      <style:paragraph-properties fo:text-align="center" style:justify-single-word="false"/>
      <style:text-properties style:font-name="Arial" fo:font-style="italic" fo:font-weight="bold" officeooo:rsid="0011e56e" officeooo:paragraph-rsid="0011e56e" style:font-style-asian="italic" style:font-weight-asian="bold" style:font-style-complex="italic" style:font-weight-complex="bold"/>
    </style:style>
    <style:style style:name="P20" style:family="paragraph" style:parent-style-name="Preformatted_20_Text">
      <style:paragraph-properties fo:text-align="start" style:justify-single-word="false"/>
      <style:text-properties style:font-name="Arial" fo:font-style="italic" fo:font-weight="bold" officeooo:rsid="000dc914" officeooo:paragraph-rsid="000dc914" style:font-style-asian="italic" style:font-weight-asian="bold" style:font-style-complex="italic" style:font-weight-complex="bold"/>
    </style:style>
    <style:style style:name="P21" style:family="paragraph" style:parent-style-name="Preformatted_20_Text">
      <style:paragraph-properties fo:text-align="justify" style:justify-single-word="false"/>
      <style:text-properties style:font-name="Arial" fo:font-weight="normal" officeooo:rsid="00132211" officeooo:paragraph-rsid="00132211" style:font-weight-asian="normal" style:font-weight-complex="normal"/>
    </style:style>
    <style:style style:name="T1" style:family="text">
      <style:text-properties officeooo:rsid="000ecbcd"/>
    </style:style>
    <style:style style:name="T2" style:family="text">
      <style:text-properties fo:font-weight="bold" style:font-weight-asian="bold" style:font-weight-complex="bold"/>
    </style:style>
    <style:style style:name="T3" style:family="text">
      <style:text-properties fo:font-weight="bold" officeooo:rsid="00132211" style:font-weight-asian="bold" style:font-weight-complex="bold"/>
    </style:style>
    <style:style style:name="T4" style:family="text">
      <style:text-properties officeooo:rsid="0011e56e"/>
    </style:style>
    <style:style style:name="T5" style:family="text">
      <style:text-properties officeooo:rsid="001374fd"/>
    </style:style>
    <style:style style:name="T6" style:family="text">
      <style:text-properties officeooo:rsid="0014928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nuel d’utilisation du bot Billy</text:p>
      <text:p text:style-name="P3"/>
      <text:p text:style-name="P3"/>
      <text:p text:style-name="P3"/>
      <text:p text:style-name="P3">1. Introduction à Billy</text:p>
      <text:p text:style-name="P1"/>
      <text:p text:style-name="P2">Billy est un bot créé par des étudiants de 1ère années du département Informatique de l’IUT de Nantes. Il utilise le framework « chatterbot 0.6 ». Ce framework a été développé par d’autres internautes et est réutilisé ici. Billy <text:span text:style-name="T1">est développé en langage Python. Il</text:span> se chargera de répondre aux questions que vous lui poserez.</text:p>
      <text:p text:style-name="P1"/>
      <text:p text:style-name="P3">2. Comment discuter avec Billy ?</text:p>
      <text:p text:style-name="P1"/>
      <text:p text:style-name="P2">Vous disposez du dossier « Billy_bot » dans lequel se trouvent plusieurs fichiers. Afin de lancer le programme il faudra lancer la commande suivante depuis le répertoire « <text:span text:style-name="T6">Billy_bot »</text:span> : </text:p>
      <text:p text:style-name="P18"><text:tab/>python <text:span text:style-name="T6">src/app/</text:span>appli.py</text:p>
      <text:p text:style-name="P17"/>
      <text:p text:style-name="P4">3. Se déplacer dans le menu de Billy</text:p>
      <text:p text:style-name="P5"/>
      <text:p text:style-name="P6">Dès lors que le programme est lancé, vous vous retrouvez face à un menu avec plusieurs choix :</text:p>
      <text:p text:style-name="P6">- « 1.Discuter avec Billy », </text:p>
      <text:p text:style-name="P6">- « 2.Ajouter une connaissance à Billy », </text:p>
      <text:p text:style-name="P6">- « 3.Retirer une connaissance à Billy »,</text:p>
      <text:p text:style-name="P6">- « <text:span text:style-name="T4">4.Activer/Désactiver les logs de Billy dans le chat</text:span></text:p>
      <text:p text:style-name="P6">- « Q.Quitter ».</text:p>
      <text:p text:style-name="P5"/>
      <text:p text:style-name="P5">Afin d’accéder aux fonctionnalités décrites, il suffit d’entrer un chiffre.</text:p>
      <text:p text:style-name="P5"><text:tab/></text:p>
      <text:p text:style-name="P7"><text:tab/>3.1. Discuter avec Billy</text:p>
      <text:p text:style-name="P5"/>
      <text:p text:style-name="P10">Vous avez choisi de discuter avec Billy. Posez lui une question, il vous répondra.</text:p>
      <text:p text:style-name="P10">Billy intègre une base de données sur laquelle sont inscrites ses connaissances. Une connaissance est une question associé à une réponse. Il se peut donc que Billy ne réponde pas de la façon attendue.</text:p>
      <text:p text:style-name="P10"/>
      <text:p text:style-name="P12">La « distance de Leveinstein » <text:s/>est l’algorithme de Billy permettant de comparer les questions entrées <text:span text:style-name="T4">par l’utilisateur</text:span> avec les questions de sa base de données. <text:span text:style-name="T4">Il</text:span> admet <text:span text:style-name="T4">donc</text:span> des différenciations de tournures de phrases ou de<text:span text:style-name="T4">s</text:span> mots employés. <text:span text:style-name="T4">Toutefois, cet algorithme dispose d’une certaine limite.</text:span></text:p>
      <text:p text:style-name="P9"/>
      <text:p text:style-name="P9"><text:tab/><text:span text:style-name="T2">3.2. Ajouter une connaissance à Billy</text:span></text:p>
      <text:p text:style-name="P11"/>
      <text:p text:style-name="P13">Dans le cas où Billy ne connaît pas la réponse à la question que vous lui avez posé il est possible d’ajouter une connaissance. Pour cela, il vous suffira d’entrer la question que Billy devra avoir en mémoire ainsi que la réponse qu’il devra donner.</text:p>
      <text:p text:style-name="P13"/>
      <text:p text:style-name="P15">La nouvelle connaissance que vous lui aurez inculqué sera associé d’une clé dans la base de données de Billy. Cette clé est unique et vous servira si vous souhaitez lui retirer une connaissance </text:p>
      <text:p text:style-name="P13"/>
      <text:p text:style-name="P11"><text:tab/><text:span text:style-name="T2">3.</text:span><text:span text:style-name="T3">3</text:span><text:span text:style-name="T2">. Suppression de connaissances</text:span></text:p>
      <text:p text:style-name="P8"/>
      <text:p text:style-name="P16">En choisissant de supprimer une connaissance, vous retirer de la base de données directement la question et la réponse associé que vous voulez. En choisissant l’option de suppression, la liste des connaissances s’affiche. Pour retirer une connaissance, indiquez le numéro qui se situe entre ‘’ ‘’.</text:p>
      <text:p text:style-name="P14"/>
      <text:p text:style-name="P16">Si c’est pour effectuer une modification, il faudra rajouter une connaissance via l’option du menu, réinsérer la question et la réponse modifiée.</text:p>
      <text:p text:style-name="P14"/>
      <text:p text:style-name="P14"><text:tab/><text:span text:style-name="T3">3.4. Activer/Désactiver les logs de Billy dans le chat</text:span></text:p>
      <text:p text:style-name="P16"/>
      <text:p text:style-name="P16">En choisissant cette option, vous avez la possibilité d’activer ou de désactiver les logs de Billy. Par défaut, ils sont désactivés. L’activation des logs implique une affichage plus lourd lors de la discussion avec Billy. <text:span text:style-name="T5">Ils permettent de voir comment fonctionne Bi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8T13:51:06.191359855</dc:date>
    <meta:editing-duration>PT19M20S</meta:editing-duration>
    <meta:editing-cycles>6</meta:editing-cycles>
    <meta:document-statistic meta:table-count="0" meta:image-count="0" meta:object-count="0" meta:page-count="1" meta:paragraph-count="27" meta:word-count="480" meta:character-count="2901" meta:non-whitespace-character-count="2436"/>
  </office:meta>
</office:document-meta>
</file>